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e of events</text:p>
      <text:p text:style-name="Standard">Discover Mansion</text:p>
      <text:p text:style-name="Standard">Explore Mansion - find dungeon</text:p>
      <text:p text:style-name="Standard">Explore dungeon - exit into the forest</text:p>
      <text:p text:style-name="Standard">Forest area</text:p>
      <text:p text:style-name="Standard">Scary forest - find cave</text:p>
      <text:p text:style-name="Standard">Explore cave – exit into abandoned city</text:p>
      <text:p text:style-name="Standard">Neighborhood area – exit into main city</text:p>
      <text:p text:style-name="Standard">Main city area – exit into apartment complex</text:p>
      <text:p text:style-name="Standard">Apartment complex area – exit on top of building</text:p>
      <text:p text:style-name="Standard">Sky scraper area – exit into corporation building</text:p>
      <text:p text:style-name="Standard">Corporation building – exit into teleporter to desert</text:p>
      <text:p text:style-name="Standard">Desert area – find secret chaos rift into hell</text:p>
      <text:p text:style-name="Standard">Hell area - <text:s/>Exit back into normal world, when aliens take over</text:p>
      <text:p text:style-name="Standard">Aliens on earth – exit into alien planet</text:p>
      <text:p text:style-name="Standard">Alien planet – fight the Alien Mastermind</text:p>
      <text:p text:style-name="Standard">End of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4-08T16:52:27</meta:creation-date>
    <dc:date>2006-04-08T17:02:57</dc:date>
    <dc:language>en-US</dc:language>
    <meta:editing-cycles>8</meta:editing-cycles>
    <meta:editing-duration>PT1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98" meta:character-count="614"/>
  </office:meta>
</office:document-meta>
</file>